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officeooo:rsid="000f6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is a test <text:span text:style-name="T2">ODT</text:span> fil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20:37:15.371944590</meta:creation-date>
    <dc:date>2024-01-11T20:38:24.976328875</dc:date>
    <meta:editing-duration>PT1M9S</meta:editing-duration>
    <meta:editing-cycles>3</meta:editing-cycles>
    <meta:generator>LibreOffice/7.6.4.1$Linux_X86_64 LibreOffice_project/e19e193f88cd6c0525a17fb7a176ed8e6a3e2aa1</meta:generator>
    <meta:print-date>2024-01-11T20:37:56.659779827</meta:print-date>
    <meta:printed-by>PDF files</meta:printed-by>
    <meta:document-statistic meta:table-count="0" meta:image-count="0" meta:object-count="0" meta:page-count="1" meta:paragraph-count="1" meta:word-count="6" meta:character-count="24" meta:non-whitespace-character-count="19"/>
  </office:meta>
</office:document-meta>
</file>